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style:style style:name="P5" style:family="paragraph" style:parent-style-name="Heading_20_4">
      <style:paragraph-properties fo:padding="0.0193in" fo:border="0.0008in solid #d9d9e3"/>
    </style:style>
    <style:style style:name="P6" style:family="paragraph" style:parent-style-name="Preformatted_20_Text">
      <style:paragraph-properties fo:margin-top="0in" fo:margin-bottom="0.1965in" fo:padding="0.0193in" fo:border="0.0008in solid #d9d9e3"/>
    </style:style>
    <style:style style:name="P7" style:family="paragraph" style:parent-style-name="Preformatted_20_Text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введение в React - это фундаментальный этап изучения. Вот более подробное развернутое описание для Части 1 учебника:</text:p>
      <text:h text:style-name="P4" text:outline-level="3">Часть 1: Введение в React</text:h>
      <text:h text:style-name="P5" text:outline-level="4">1. <text:span text:style-name="Strong_20_Emphasis">Введение в React</text:span></text:h>
      <text:p text:style-name="P1">React - это библиотека JavaScript, разработанная Facebook, для построения пользовательских интерфейсов (UI). Его ключевая особенность - это декларативный подход к созданию компонентов пользовательского интерфейса, который упрощает разработку масштабируемых и переиспользуемых UI-элементов.</text:p>
      <text:p text:style-name="P1"><text:span text:style-name="Strong_20_Emphasis">Основные концепции:</text:span></text:p>
      <text:list xml:id="list1184597645671635559" text:style-name="L1">
        <text:list-item>
          <text:p text:style-name="P3"><text:span text:style-name="Strong_20_Emphasis">Компоненты:</text:span> Основные строительные блоки React. Они позволяют разделять пользовательский интерфейс на независимые и переиспользуемые части.</text:p>
        </text:list-item>
        <text:list-item>
          <text:p text:style-name="P3"><text:span text:style-name="Strong_20_Emphasis">Виртуальный DOM:</text:span> React использует виртуальный DOM для оптимизации производительности при обновлении элементов интерфейса.</text:p>
        </text:list-item>
        <text:list-item>
          <text:p text:style-name="P2"><text:span text:style-name="Strong_20_Emphasis">Односторонний поток данных:</text:span> Данные передаются сверху вниз по иерархии компонентов.</text:p>
        </text:list-item>
      </text:list>
      <text:h text:style-name="P5" text:outline-level="4">2. <text:span text:style-name="Strong_20_Emphasis">Основы JSX</text:span></text:h>
      <text:p text:style-name="P1">JSX (JavaScript XML) - это расширение синтаксиса JavaScript, которое позволяет писать HTML-подобный код внутри JavaScript. Он делает код React более читаемым и понятным.</text:p>
      <text:p text:style-name="P1"><text:span text:style-name="Strong_20_Emphasis">Пример:</text:span></text:p>
      <text:p text:style-name="P7">jsxCopy code</text:p>
      <text:p text:style-name="P6"><text:span text:style-name="Source_20_Text">const element = &lt;h1&gt;Hello, world!&lt;/h1&gt;;</text:span></text:p>
      <text:h text:style-name="P5" text:outline-level="4">3. <text:span text:style-name="Strong_20_Emphasis">Компоненты и Props</text:span></text:h>
      <text:p text:style-name="P1"><text:span text:style-name="Strong_20_Emphasis">Компоненты</text:span> - это основные строительные блоки React. Они могут быть функциональными или классовыми. Функциональные компоненты представляют собой функции, возвращающие JSX, а классовые компоненты - классы, расширяющие <text:span text:style-name="Source_20_Text">React.Component</text:span>.</text:p>
      <text:p text:style-name="P1"><text:span text:style-name="Strong_20_Emphasis">Props (свойства)</text:span> - это механизм передачи данных в компоненты. Они являются неизменяемыми и используются для передачи информации от родительского компонента к дочернему.</text:p>
      <text:p text:style-name="P1"><text:span text:style-name="Strong_20_Emphasis">Пример компонента с использованием Props:</text:span></text:p>
      <text:p text:style-name="P7">jsxCopy code</text:p>
      <text:p text:style-name="P7"><text:span text:style-name="Source_20_Text">function Welcome(props) {</text:span></text:p>
      <text:p text:style-name="P7"><text:span text:style-name="Source_20_Text"><text:s text:c="2"/>return &lt;h1&gt;Hello, {props.name}&lt;/h1&gt;;</text:span></text:p>
      <text:p text:style-name="P7"><text:span text:style-name="Source_20_Text">}</text:span></text:p>
      <text:p text:style-name="P7"/>
      <text:p text:style-name="P6"><text:span text:style-name="Source_20_Text">const element = &lt;Welcome name="Alice" /&gt;;</text:span></text:p>
      <text:p text:style-name="P1">Это основа React. Понимание этих концепций позволяет строить мощные и гибкие пользовательские интерфейсы, используя Reac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29:20.04</dc:date>
    <meta:document-statistic meta:table-count="0" meta:image-count="0" meta:object-count="0" meta:page-count="1" meta:paragraph-count="23" meta:word-count="223" meta:character-count="1762"/>
    <dc:creator>Dima Wide</dc:creator>
    <meta:user-defined meta:name="Info 1"/>
    <meta:user-defined meta:name="Info 2"/>
    <meta:user-defined meta:name="Info 3"/>
    <meta:user-defined meta:name="Info 4"/>
  </office:meta>
</office:document-meta>
</file>